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44in" table:align="left" style:writing-mode="lr-tb"/>
    </style:style>
    <style:style style:name="Table1.A" style:family="table-column">
      <style:table-column-properties style:column-width="2.2299in"/>
    </style:style>
    <style:style style:name="Table1.B" style:family="table-column">
      <style:table-column-properties style:column-width="2.5125in"/>
    </style:style>
    <style:style style:name="Table1.C" style:family="table-column">
      <style:table-column-properties style:column-width="1.952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P1" style:family="paragraph" style:parent-style-name="Standard">
      <style:text-properties style:font-name="Arial" fo:font-size="11pt" fo:language="de" fo:country="DE" style:font-size-asian="11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fo:language="de" fo:country="DE" style:font-size-asian="11pt"/>
    </style:style>
    <style:style style:name="P3" style:family="paragraph" style:parent-style-name="Standard">
      <style:text-properties style:font-name="Arial" fo:font-size="11pt" fo:language="de" fo:country="DE" fo:font-weight="bold" fo:background-color="transparent" style:font-size-asian="11pt" style:font-weight-asian="bold"/>
    </style:style>
    <style:style style:name="P4" style:family="paragraph" style:parent-style-name="Standard">
      <style:text-properties style:font-name="Arial" fo:font-size="11pt" fo:language="de" fo:country="DE" fo:font-weight="bold" style:font-size-asian="11pt" style:font-weight-asian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fo:language="de" fo:country="DE" fo:background-color="transparent" style:font-size-asian="11pt"/>
    </style:style>
    <style:style style:name="P6" style:family="paragraph" style:parent-style-name="Standard">
      <style:text-properties style:font-name="Arial" fo:font-size="11pt" style:font-size-asian="11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master-page-name="Standard">
      <style:paragraph-properties style:page-number="auto" fo:break-before="page"/>
      <style:text-properties style:font-name="Arial" fo:font-size="11pt" fo:language="de" fo:country="DE" style:font-size-asian="11pt"/>
    </style:style>
    <style:style style:name="P9" style:family="paragraph" style:parent-style-name="Table_20_Contents">
      <style:paragraph-properties style:snap-to-layout-grid="false"/>
      <style:text-properties style:font-name="Arial" fo:font-size="11pt" style:font-size-asian="11pt"/>
    </style:style>
    <style:style style:name="T1" style:family="text">
      <style:text-properties style:font-name="Arial" fo:font-size="11pt" fo:language="de" fo:country="DE" style:font-size-asian="11pt"/>
    </style:style>
    <style:style style:name="T2" style:family="text">
      <style:text-properties style:font-name="Arial" fo:font-size="11pt" fo:language="de" fo:country="DE" fo:font-style="italic" style:font-size-asian="11pt" style:font-style-asian="italic"/>
    </style:style>
    <style:style style:name="T3" style:family="text">
      <style:text-properties style:font-name="Arial" fo:font-size="11pt" fo:language="de" fo:country="DE" fo:font-style="italic" style:font-size-asian="11pt" style:font-style-asian="italic" style:font-style-complex="italic"/>
    </style:style>
    <style:style style:name="T4" style:family="text">
      <style:text-properties style:font-name="Arial" fo:font-size="11pt" fo:language="de" fo:country="DE" fo:background-color="transparent" style:font-size-asian="11pt"/>
    </style:style>
    <style:style style:name="T5" style:family="text">
      <style:text-properties fo:language="de" fo:country="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echnische Universität Berlin</text:p>
      <text:p text:style-name="P1">FG Modellierung Kognitiver Prozesse </text:p>
      <text:p text:style-name="P1">Sekr. 6-4</text:p>
      <text:p text:style-name="P1">Franklinstraße 28/29</text:p>
      <text:p text:style-name="P1">10587 Berlin</text:p>
      <text:p text:style-name="P1">Tel: 030-3147 3557</text:p>
      <text:p text:style-name="P1"/>
      <text:p text:style-name="P1"/>
      <text:p text:style-name="P3">Name der Studie: Visuelle Suche mit Messung der Augenbewegung</text:p>
      <text:p text:style-name="P5">Ansprechpartner/in: Dr. Marianne Maertens, Ivan Prikhodko</text:p>
      <text:p text:style-name="P2"/>
      <text:p text:style-name="P2">Zunächst möchten wir Ihnen herzlich für Ihre Bereitschaft danken, an dem Experiment teilzunehmen.</text:p>
      <text:p text:style-name="P7"><text:span text:style-name="T1">Das heutige Experiment wird in etwa </text:span><text:span text:style-name="T2">1 Stunde</text:span><text:span text:style-name="T1"> dauern. Ihre Aufgabe besteht darin, sich visuelle Reize auf einem Computermonitor anzusehen und diese mittels eines Tastendrucks zu beurteilen. Die </text:span><text:span text:style-name="T4">vollständige</text:span><text:span text:style-name="T1"> Teilnahme an einer experimentellen Sitzung wird mit 8,-Euro/Stunde bzw. einer Versuchspersonenstunde vergütet.</text:span></text:p>
      <text:p text:style-name="P2"/>
      <text:p text:style-name="P4">Einverständniserklärung </text:p>
      <text:p text:style-name="P1"/>
      <text:p text:style-name="Standard"><text:span text:style-name="T1">Hiermit erkläre ich, </text:span><text:span text:style-name="T3">____________________________</text:span><text:span text:style-name="T1">, mich damit einverstanden, an einem Verhaltensexperiment zur Untersuchung </text:span><text:span text:style-name="T2">visueller Wahrnehmungsprozesse</text:span><text:span text:style-name="T1"> teilzunehmen. Meine Teilnahme an der <text:s/>Untersuchung <text:s/>ist <text:s/>freiwillig. Ich bin darüber aufgeklärt, dass ich das Experiment zu jedem Zeitpunkt und ohne Angabe von Gründen abbrechen kann, ohne dass mir daraus Nachteile entstehen.</text:span></text:p>
      <text:p text:style-name="P2">Ich weiss, dass ich mich jederzeit mit Fragen zum Forschungsvorhaben an den/die Versuchsleiter/in wenden kann. </text:p>
      <text:p text:style-name="P2"/>
      <text:p text:style-name="P4">Einverständniserklärung zur Datenverarbeitung und Datenveröffentlichung </text:p>
      <text:p text:style-name="P2"/>
      <text:p text:style-name="P2">Ich bin einverstanden, daß die im Laufe des Experimentes gewonnenen Versuchsdaten in halb anonymisierter Form für wissenschaftliche Auswertungen und Veröffentlichungen verwendet werden. </text:p>
      <text:p text:style-name="P2">Ich bin damit einverstanden, daß meine personenbezogenen Daten (Name, Tel.-Nr., Adresse) in digitaler Form gespeichert und für wissenschaftliche Zwecke weiterverarbeitet werden. </text:p>
      <text:p text:style-name="P2"/>
      <text:p text:style-name="P2">Dieses Einverständnis kann von mir jederzeit widerrufen werden. </text:p>
      <text:p text:style-name="P2"/>
      <text:p text:style-name="P6">Berlin, den <text:s/>17.06<text:span text:style-name="T5">.2012 </text:span><text:s text:c="4"/>................................................... (Versuchsteilnehmer)</text:p>
      <text:p text:style-name="P2"/>
      <text:p text:style-name="P2"/>
      <text:p text:style-name="P2">Ich möchte über eventuelle Auffälligkeiten meines Wahrnehmungsapparates (z.B. Farbfehlsichtigkeit) informiert werden. JA__ <text:s/>NEIN__</text:p>
      <text:p text:style-name="P2"/>
      <text:p text:style-name="P1">Ich habe eine Kopie dieser Einverständniserklärung erhalten. </text:p>
      <text:p text:style-name="P1"/>
      <text:p text:style-name="P1">Berlin, den 17.06.2012 <text:s text:c="3"/>...................................................... (Versuchsteilnehmer)</text:p>
      <text:p text:style-name="P1"/>
      <text:p text:style-name="P1">Berlin, den 17.06.2012 <text:s text:c="5"/>................................................... (verantwortlicher Wissenschaftler)</text:p>
      <text:p text:style-name="P1"/>
      <text:p text:style-name="P1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Name:</text:p>
          </table:table-cell>
          <table:table-cell table:style-name="Table1.A1" office:value-type="string">
            <text:p text:style-name="P9">Vorname:</text:p>
          </table:table-cell>
          <table:table-cell table:style-name="Table1.A1" office:value-type="string">
            <text:p text:style-name="P9">Geburtsdatum:</text:p>
          </table:table-cell>
        </table:table-row>
        <table:table-row table:style-name="Table1.1">
          <table:table-cell table:style-name="Table1.A1" office:value-type="string">
            <text:p text:style-name="P9">Straße/Nr:</text:p>
          </table:table-cell>
          <table:table-cell table:style-name="Table1.A1" office:value-type="string">
            <text:p text:style-name="P9">PLZ/Wohnort:</text:p>
          </table:table-cell>
          <table:table-cell table:style-name="Table1.A1" office:value-type="string">
            <text:p text:style-name="P9">Tel.nr.:</text:p>
          </table:table-cell>
        </table:table-row>
        <table:table-row table:style-name="Table1.1">
          <table:table-cell table:style-name="Table1.A1" office:value-type="string">
            <text:p text:style-name="P9">Email: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Geschlecht:</text:p>
          </table:table-cell>
          <table:table-cell table:style-name="Table1.A1" office:value-type="string">
            <text:p text:style-name="P9">Händigkeit:</text:p>
          </table:table-cell>
          <table:table-cell table:style-name="Table1.A1" office:value-type="string">
            <text:p text:style-name="P9">Brille:</text:p>
          </table:table-cell>
        </table:table-row>
        <table:table-row table:style-name="Table1.1">
          <table:table-cell table:style-name="Table1.A1" office:value-type="string">
            <text:p text:style-name="P9">Kontaktlinsen: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7T08:45:31</meta:creation-date>
    <meta:document-statistic meta:table-count="1" meta:image-count="0" meta:object-count="0" meta:page-count="2" meta:paragraph-count="33" meta:word-count="250" meta:character-count="2281" meta:non-whitespace-character-count="2039"/>
    <dc:date>2012-06-17T08:47:47</dc:date>
    <meta:editing-duration>PT2M16S</meta:editing-duration>
    <meta:editing-cycles>1</meta:editing-cycles>
    <meta:generator>LibreOffice/3.4$Unix LibreOffice_project/340m1$Build-602</meta:generator>
  </office:meta>
</office:document-meta>
</file>